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3"/>
    <style:style style:name="P7" style:family="paragraph" style:parent-style-name="List_20_Paragraph" style:list-style-name="WWNum2"/>
    <style:style style:name="P8" style:family="paragraph" style:parent-style-name="List_20_Paragraph" style:list-style-name="WWNum7"/>
    <style:style style:name="P9" style:family="paragraph" style:parent-style-name="List_20_Paragraph" style:list-style-name="WWNum6"/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Kravspecifikation för Beast Bootcamp</text:span></text:p>
      <text:p text:style-name="P1"><text:span text:style-name="T2">Företag: Beast Bootcamp</text:span></text:p>
      <text:p text:style-name="P2"/>
      <text:p text:style-name="Standard"><text:span text:style-name="T4">Kravspecifikation:</text:span></text:p>
      <text:p text:style-name="Standard">Skapat datum: 2019-02-25</text:p>
      <text:p text:style-name="Standard">Senast ändrad: 2019-02-25</text:p>
      <text:p text:style-name="Standard">Dokumentansvarig: Emma Hägg</text:p>
      <text:p text:style-name="Standard">Version: 1.0</text:p>
      <text:p text:style-name="Standard">Godkänd av: Karl Berglöf</text:p>
      <text:p text:style-name="Standard"/>
      <text:p text:style-name="Standard"><text:span text:style-name="T4">Bilagor:</text:span></text:p>
      <text:p text:style-name="Standard">Skiss, framtaget av: Karl Berglöf</text:p>
      <text:p text:style-name="P4"/>
      <text:p text:style-name="Standard"><text:span text:style-name="T4">Introduktion:</text:span></text:p>
      <text:p text:style-name="Standard">Syftet med denna kravspecifikation är att du som utvecklare ska ha en tydlig bild av vad som önskas av mig som kund.</text:p>
      <text:p text:style-name="Standard">Beast Bootcamp är ett företag som tillhandahåller event för privatpersoner och företag. <text:line-break/>Du kan boka oss till ert företag eller ställa upp som lag/ privatperson till vårt årliga Bootcamp race.<text:line-break/></text:p>
      <text:p text:style-name="Standard"><text:span text:style-name="T4">Projektets syfte:</text:span></text:p>
      <text:list xml:id="list4149922375090217001" text:style-name="WWNum3">
        <text:list-item>
          <text:p text:style-name="P6">Vi vill med denna sida marknadsföra oss som ett seriöst företag och kunna nå ut till större kunder.</text:p>
        </text:list-item>
        <text:list-item>
          <text:p text:style-name="P6">Vi vill ha en sida där våra kunder kan anmäla och registrera sig till event.</text:p>
        </text:list-item>
        <text:list-item>
          <text:p text:style-name="P6">Hemsidan vara en samlingsplats för våra kunder att hitta basinformation om oss och våra event.</text:p>
        </text:list-item>
      </text:list>
      <text:p text:style-name="P3"/>
      <text:p text:style-name="Standard"><text:span text:style-name="T4">Krav:</text:span></text:p>
      <text:list xml:id="list8874731152116447151" text:style-name="WWNum2">
        <text:list-item>
          <text:p text:style-name="P7">Sidan behöver ej vara responsiv.</text:p>
        </text:list-item>
        <text:list-item>
          <text:p text:style-name="P7">Någon form av Javascript måste förekomma på sidan, förslagsvis menyn alternativ bild slider.</text:p>
        </text:list-item>
        <text:list-item>
          <text:p text:style-name="P7">Sidan ska ha en kontaktflik/ruta där vår information finns.</text:p>
        </text:list-item>
        <text:list-item>
          <text:p text:style-name="P7">Sidan ska innehålla ett anmälningsformulär där du som deltagare till Bootcamp race kan göra din anmälan och få tillbaka information.</text:p>
        </text:list-item>
      </text:list>
      <text:p text:style-name="Standard"><text:soft-page-break/></text:p>
      <text:p text:style-name="Standard"/>
      <text:p text:style-name="Standard"><text:span text:style-name="T4">Väntrum:</text:span></text:p>
      <text:list xml:id="list585207712166244201" text:style-name="WWNum7">
        <text:list-item>
          <text:p text:style-name="P8">Logga.</text:p>
        </text:list-item>
        <text:list-item>
          <text:p text:style-name="P8">Responsiv sida.<text:bookmark text:name="_GoBack"/></text:p>
        </text:list-item>
      </text:list>
      <text:p text:style-name="Standard"/>
      <text:p text:style-name="Standard"><text:span text:style-name="T4">Tidsuppfattning:</text:span></text:p>
      <text:list xml:id="list2526658009146991731" text:style-name="WWNum6">
        <text:list-item>
          <text:p text:style-name="P9">Ett första utkast av sidan ska vara klar att presenteras den 7/3.</text:p>
        </text:list-item>
        <text:list-item>
          <text:p text:style-name="P9">Sidan ska vara klar för lansering den 14/3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 Hägg</meta:initial-creator>
    <dc:creator>Emma Hägg</dc:creator>
    <meta:editing-cycles>6</meta:editing-cycles>
    <meta:creation-date>2019-02-25T08:16:00</meta:creation-date>
    <dc:date>2019-02-25T09:26:00</dc:date>
    <meta:editing-duration>PT1M9S</meta:editing-duration>
    <meta:generator>OpenOffice/4.1.6$Win32 OpenOffice.org_project/416m1$Build-9790</meta:generator>
    <meta:document-statistic meta:table-count="0" meta:image-count="0" meta:object-count="0" meta:page-count="2" meta:paragraph-count="28" meta:word-count="216" meta:character-count="13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